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open sansregular" svg:font-family="'open sansregular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529" style:font-name="Abyssinica SIL" fo:font-size="10.5pt" fo:letter-spacing="normal" fo:font-style="normal" fo:font-weight="normal" officeooo:rsid="00202277" officeooo:paragraph-rsid="00202277" style:font-size-asian="10.5pt" style:font-size-complex="10.5pt"/>
    </style:style>
    <style:style style:name="P2" style:family="paragraph" style:parent-style-name="Preformatted_20_Text">
      <style:text-properties fo:font-variant="normal" fo:text-transform="none" fo:color="#212529" style:font-name="Abyssinica SIL" fo:font-size="10.5pt" fo:letter-spacing="normal" fo:font-style="normal" fo:font-weight="normal" officeooo:rsid="0021a970" officeooo:paragraph-rsid="0021a970" style:font-size-asian="10.5pt" style:font-size-complex="10.5pt"/>
    </style:style>
    <style:style style:name="P3" style:family="paragraph" style:parent-style-name="Preformatted_20_Text">
      <style:text-properties fo:font-variant="normal" fo:text-transform="none" fo:color="#212529" style:font-name="Abyssinica SIL" fo:font-size="10.5pt" fo:letter-spacing="normal" fo:font-style="normal" fo:font-weight="normal" officeooo:rsid="00231984" officeooo:paragraph-rsid="00231984" style:font-size-asian="10.5pt" style:font-size-complex="10.5pt"/>
    </style:style>
    <style:style style:name="P4" style:family="paragraph" style:parent-style-name="Preformatted_20_Text">
      <style:text-properties fo:font-variant="normal" fo:text-transform="none" fo:color="#212529" style:font-name="Abyssinica SIL" fo:font-size="10.5pt" fo:letter-spacing="normal" fo:font-style="normal" fo:font-weight="bold" officeooo:rsid="00202277" officeooo:paragraph-rsid="00202277" style:font-size-asian="10.5pt" style:font-size-complex="10.5pt"/>
    </style:style>
    <style:style style:name="P5" style:family="paragraph" style:parent-style-name="Preformatted_20_Text">
      <style:text-properties fo:font-variant="normal" fo:text-transform="none" fo:color="#212529" style:font-name="Abyssinica SIL" fo:font-size="10.5pt" fo:letter-spacing="normal" fo:font-style="normal" fo:font-weight="bold" officeooo:rsid="0021a970" officeooo:paragraph-rsid="0021a970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variant="normal" fo:text-transform="none" fo:color="#212529" style:text-position="0% 100%" style:font-name="Abyssinica SIL" fo:font-size="10.5pt" fo:letter-spacing="normal" fo:font-style="normal" fo:font-weight="normal" officeooo:rsid="0021a970" officeooo:paragraph-rsid="0021a970" style:font-size-asian="10.5pt" style:font-size-complex="10.5pt"/>
    </style:style>
    <style:style style:name="P7" style:family="paragraph" style:parent-style-name="Preformatted_20_Text">
      <style:text-properties fo:font-variant="normal" fo:text-transform="none" fo:color="#c9211e" style:font-name="Abyssinica SIL" fo:font-size="10.5pt" fo:letter-spacing="normal" fo:font-style="normal" fo:font-weight="normal" officeooo:rsid="00202277" officeooo:paragraph-rsid="00202277" style:font-size-asian="10.5pt" style:font-size-complex="10.5pt"/>
    </style:style>
    <style:style style:name="P8" style:family="paragraph" style:parent-style-name="Standard">
      <style:text-properties officeooo:rsid="001f6ed2" officeooo:paragraph-rsid="001f6ed2"/>
    </style:style>
    <style:style style:name="P9" style:family="paragraph" style:parent-style-name="Standard">
      <style:text-properties fo:color="#f8f8f2" style:font-name="Abyssinica SIL" fo:font-size="10.5pt" fo:font-weight="normal" officeooo:rsid="001e1e62" officeooo:paragraph-rsid="001e1e62" fo:background-color="#282a36" style:font-size-asian="10.5pt" style:font-size-complex="10.5pt"/>
    </style:style>
    <style:style style:name="P10" style:family="paragraph" style:parent-style-name="Standard">
      <style:text-properties fo:color="#f8f8f2" style:font-name="Abyssinica SIL" fo:font-size="10.5pt" fo:font-weight="normal" officeooo:rsid="001e1e62" officeooo:paragraph-rsid="001f6ed2" fo:background-color="#282a36" style:font-size-asian="10.5pt" style:font-size-complex="10.5pt"/>
    </style:style>
    <style:style style:name="P11" style:family="paragraph" style:parent-style-name="Standard">
      <style:text-properties style:font-name="Abyssinica SIL" fo:font-size="10.5pt" fo:font-weight="bold" officeooo:rsid="001f6ed2" officeooo:paragraph-rsid="001f6ed2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Abyssinica SIL" fo:font-size="10.5pt" fo:font-weight="bold" officeooo:rsid="001e1e62" officeooo:paragraph-rsid="001e1e62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Abyssinica SIL" fo:font-size="10.5pt" fo:font-weight="bold" officeooo:rsid="001e1e62" officeooo:paragraph-rsid="001f6ed2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Abyssinica SIL" fo:font-size="10.5pt" fo:font-weight="bold" officeooo:rsid="00202277" officeooo:paragraph-rsid="00202277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Abyssinica SIL" fo:font-size="10.5pt" officeooo:rsid="001f6ed2" officeooo:paragraph-rsid="001f6ed2" style:font-size-asian="10.5pt" style:font-size-complex="10.5pt"/>
    </style:style>
    <style:style style:name="P16" style:family="paragraph" style:parent-style-name="Standard">
      <style:text-properties style:font-name="Abyssinica SIL" fo:font-size="10.5pt" officeooo:rsid="001e1e62" officeooo:paragraph-rsid="001e1e62" style:font-size-asian="10.5pt" style:font-size-complex="10.5pt"/>
    </style:style>
    <style:style style:name="P17" style:family="paragraph" style:parent-style-name="Standard">
      <style:text-properties style:font-name="Abyssinica SIL" fo:font-size="10.5pt" officeooo:rsid="00202277" officeooo:paragraph-rsid="00202277" style:font-size-asian="10.5pt" style:font-size-complex="10.5pt"/>
    </style:style>
    <style:style style:name="P18" style:family="paragraph" style:parent-style-name="Standard">
      <style:text-properties fo:font-variant="normal" fo:text-transform="none" fo:color="#f8f8f2" style:font-name="Droid Sans Mono" fo:font-size="10.5pt" fo:letter-spacing="normal" fo:font-style="normal" fo:font-weight="normal" officeooo:rsid="00202277" officeooo:paragraph-rsid="00202277" fo:background-color="#282a36" style:font-size-asian="10.5pt" style:font-size-complex="10.5pt"/>
    </style:style>
    <style:style style:name="P19" style:family="paragraph" style:parent-style-name="Standard">
      <style:text-properties fo:font-size="10.5pt" officeooo:rsid="001e1e62" officeooo:paragraph-rsid="001e1e62" style:font-size-asian="10.5pt" style:font-size-complex="10.5pt"/>
    </style:style>
    <style:style style:name="T1" style:family="text">
      <style:text-properties officeooo:rsid="001f6ed2"/>
    </style:style>
    <style:style style:name="T2" style:family="text">
      <style:text-properties fo:color="#ff79c6"/>
    </style:style>
    <style:style style:name="T3" style:family="text">
      <style:text-properties fo:color="#ff79c6" style:font-weight-asian="bold" style:font-weight-complex="bold"/>
    </style:style>
    <style:style style:name="T4" style:family="text">
      <style:text-properties fo:color="#50fa7b" fo:font-style="italic"/>
    </style:style>
    <style:style style:name="T5" style:family="text">
      <style:text-properties fo:color="#50fa7b" fo:font-style="italic" style:font-weight-asian="bold" style:font-weight-complex="bold"/>
    </style:style>
    <style:style style:name="T6" style:family="text">
      <style:text-properties fo:color="#e9f284"/>
    </style:style>
    <style:style style:name="T7" style:family="text">
      <style:text-properties fo:color="#e9f284" style:font-weight-asian="bold" style:font-weight-complex="bold"/>
    </style:style>
    <style:style style:name="T8" style:family="text">
      <style:text-properties fo:color="#f1fa8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9211e"/>
    </style:style>
    <style:style style:name="T11" style:family="text">
      <style:text-properties fo:color="#c9211e" style:font-name="Abyssinica SIL"/>
    </style:style>
    <style:style style:name="T12" style:family="text">
      <style:text-properties fo:color="#c9211e" style:font-name="Abyssinica SIL" fo:font-size="10.5pt" style:font-size-asian="10.5pt" style:font-size-complex="10.5pt"/>
    </style:style>
    <style:style style:name="T13" style:family="text">
      <style:text-properties style:font-name="Abyssinica SIL"/>
    </style:style>
    <style:style style:name="T14" style:family="text">
      <style:text-properties style:font-name="Abyssinica SIL" fo:font-weight="bold" style:font-weight-asian="bold" style:font-weight-complex="bold"/>
    </style:style>
    <style:style style:name="T15" style:family="text">
      <style:text-properties style:font-name="Abyssinica SIL" fo:font-size="10.5pt" style:font-size-asian="10.5pt" style:font-size-complex="10.5pt"/>
    </style:style>
    <style:style style:name="T16" style:family="text">
      <style:text-properties style:font-name="Abyssinica SIL" fo:font-size="10.5pt" fo:font-weight="bold" style:font-size-asian="10.5pt" style:font-weight-asian="bold" style:font-size-complex="10.5pt" style:font-weight-complex="bold"/>
    </style:style>
    <style:style style:name="T17" style:family="text">
      <style:text-properties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INK PARA HTML</text:p>
      <text:p text:style-name="P12"/>
      <text:p text:style-name="P12">link para ligar para um numero:</text:p>
      <text:p text:style-name="P9">&lt;<text:span text:style-name="T2">a</text:span> <text:span text:style-name="T4">href </text:span><text:span text:style-name="T2">=</text:span><text:span text:style-name="T6">"</text:span><text:span text:style-name="T8">tel:+5567999519176</text:span><text:span text:style-name="T6">"</text:span>&gt;<text:span text:style-name="T1">(67) 99951-9176</text:span>&lt;/<text:span text:style-name="T2">a</text:span>&gt;</text:p>
      <text:p text:style-name="P15">Colocar o <text:span text:style-name="T10">“tel:+numero”</text:span> dentro do <text:span text:style-name="T9">href</text:span>.</text:p>
      <text:p text:style-name="P16"/>
      <text:p text:style-name="P13">link para ligar para um numero:</text:p>
      <text:p text:style-name="P10">&lt;<text:span text:style-name="T2">a</text:span> <text:span text:style-name="T4">href </text:span><text:span text:style-name="T2">=</text:span><text:span text:style-name="T6">"</text:span><text:span text:style-name="T8">mailto:darlangaguiar@gmail.com</text:span><text:span text:style-name="T6">"</text:span>&gt;darlangaguiar@gmail.com&lt;/<text:span text:style-name="T2">a</text:span>&gt;</text:p>
      <text:p text:style-name="P8"><text:span text:style-name="T15">colocar o</text:span><text:span text:style-name="T12"> “</text:span><text:a xlink:type="simple" xlink:href="mailto:email" text:style-name="Internet_20_link" text:visited-style-name="Visited_20_Internet_20_Link">mailto:email</text:a><text:span text:style-name="T12">”</text:span><text:span text:style-name="T15"> dentro do </text:span><text:span text:style-name="T16">href</text:span><text:span text:style-name="T15">.</text:span></text:p>
      <text:p text:style-name="P15"/>
      <text:p text:style-name="P14">Link local na mesma pagina:</text:p>
      <text:p text:style-name="P7">&lt;a href="#contato"&gt;Contato&lt;/a&gt;</text:p>
      <text:p text:style-name="P2">na titulo contato tem que haver um <text:span text:style-name="T9">name= “contato”.</text:span></text:p>
      <text:p text:style-name="P6">&lt;h2&gt;Texto 2 de exemplo&lt;a <text:span text:style-name="T9">name="contato"</text:span>&gt;&lt;/a&gt;&lt;/h2&gt;</text:p>
      <text:p text:style-name="P1"/>
      <text:p text:style-name="P5">link para dowload:</text:p>
      <text:p text:style-name="P1">&lt;a <text:span text:style-name="T10">href="urldodownload"</text:span> <text:span text:style-name="T10">download="nomedoarquivo.exe"</text:span>&gt;Faça o download do Firefox 39 para Windows&lt;/a&gt;</text:p>
      <text:p text:style-name="P1"/>
      <text:p text:style-name="P3">link whatsapp:</text:p>
      <text:p text:style-name="P3">site: https://www.convertte.com.br/gerador-link-whatsapp/</text:p>
      <text:p text:style-name="P1"/>
      <text:p text:style-name="P1"/>
      <text:p text:style-name="P4"><text:span text:style-name="T17">Os atributos target são:</text:span></text:p>
      <text:p text:style-name="P18"><text:span text:style-name="T5">target </text:span><text:span text:style-name="T3">=</text:span><text:span text:style-name="T7">"_blank"</text:span></text:p>
      <text:p text:style-name="P4"><text:span text:style-name="T17"/></text:p>
      <text:p text:style-name="P1"><text:span text:style-name="T9">_blank:</text:span> abre a página em uma nova janela/aba;</text:p>
      <text:p text:style-name="P1"><text:span text:style-name="T9">_self:</text:span> abre a página na mesma janela;</text:p>
      <text:p text:style-name="P1"><text:span text:style-name="T9">_parent:</text:span> abre a página na mesma janela do link;</text:p>
      <text:p text:style-name="P1"><text:span text:style-name="T9">_top:</text:span> cancela todos os demais frames e abre a nova página no mesmo navegador.</text:p>
      <text:p text:style-name="P1"/>
      <text:p text:style-name="P1"/>
      <text:p text:style-name="P1">&lt;a href="" title="Exemplo de como funciona o atributo title"&gt;</text:p>
      <text:p text:style-name="P1">Confira como funciona o atributo title!</text:p>
      <text:p text:style-name="P1">&lt;/a&gt;</text:p>
      <text:p text:style-name="P17"/>
      <text:p text:style-name="P16"/>
      <text:p text:style-name="P16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open sansregular" svg:font-family="'open sansregular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08:06:31.309038875</meta:creation-date>
    <dc:date>2021-10-18T08:55:02.379319439</dc:date>
    <meta:editing-duration>PT7M20S</meta:editing-duration>
    <meta:editing-cycles>1</meta:editing-cycles>
    <meta:document-statistic meta:table-count="0" meta:image-count="0" meta:object-count="0" meta:page-count="1" meta:paragraph-count="24" meta:word-count="132" meta:character-count="968" meta:non-whitespace-character-count="860"/>
    <meta:generator>LibreOffice/6.4.7.2$Linux_X86_64 LibreOffice_project/40$Build-2</meta:generator>
  </office:meta>
</office:document-meta>
</file>